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string">
            <text:p>Sequence Length</text:p>
          </table:table-cell>
          <table:table-cell office:value-type="string">
            <text:p>Nussinov</text:p>
          </table:table-cell>
          <table:table-cell office:value-type="string">
            <text:p>Two-Vector</text:p>
          </table:table-cell>
          <table:table-cell office:value-type="string">
            <text:p>Speed-up Factor</text:p>
          </table:table-cell>
          <table:table-cell office:value-type="string">
            <text:p>Sequence Length</text:p>
          </table:table-cell>
          <table:table-cell office:value-type="string">
            <text:p>Nussinov</text:p>
          </table:table-cell>
          <table:table-cell office:value-type="string">
            <text:p>Two-Vector</text:p>
          </table:table-cell>
          <table:table-cell table:number-columns-repeated="6"/>
        </table:table-row>
        <table:table-row table:style-name="ro2">
          <table:table-cell office:value-type="string">
            <text:p>CRW_00528</text:p>
          </table:table-cell>
          <table:table-cell/>
          <table:table-cell office:value-type="float" office:value="4381">
            <text:p>4381</text:p>
          </table:table-cell>
          <table:table-cell table:style-name="ce1" office:value-type="float" office:value="147.85938">
            <text:p>147.85938</text:p>
          </table:table-cell>
          <table:table-cell table:style-name="ce1" office:value-type="float" office:value="32.54688">
            <text:p>32.54688</text:p>
          </table:table-cell>
          <table:table-cell table:formula="of:=[.D2]/[.E2]" office:value-type="float" office:value="4.54296633041324">
            <text:p>4.5429663304</text:p>
          </table:table-cell>
          <table:table-cell table:formula="of:=LOG([.C2])" office:value-type="float" office:value="3.64157325317817">
            <text:p>3.6415732532</text:p>
          </table:table-cell>
          <table:table-cell table:formula="of:=LOG([.D2])" office:value-type="float" office:value="2.1698488807933">
            <text:p>2.1698488808</text:p>
          </table:table-cell>
          <table:table-cell table:formula="of:=LOG([.E2])" office:value-type="float" office:value="1.51250936268216">
            <text:p>1.5125093627</text:p>
          </table:table-cell>
          <table:table-cell table:number-columns-repeated="6"/>
        </table:table-row>
        <table:table-row table:style-name="ro2">
          <table:table-cell office:value-type="string">
            <text:p>CRW_00524</text:p>
          </table:table-cell>
          <table:table-cell/>
          <table:table-cell office:value-type="float" office:value="3539">
            <text:p>3539</text:p>
          </table:table-cell>
          <table:table-cell table:style-name="ce1" office:value-type="float" office:value="72.21875">
            <text:p>72.21875</text:p>
          </table:table-cell>
          <table:table-cell table:style-name="ce1" office:value-type="float" office:value="17.17188">
            <text:p>17.17188</text:p>
          </table:table-cell>
          <table:table-cell table:formula="of:=[.D3]/[.E3]" office:value-type="float" office:value="4.20564026769346">
            <text:p>4.2056402677</text:p>
          </table:table-cell>
          <table:table-cell table:formula="of:=LOG([.C3])" office:value-type="float" office:value="3.54888056263751">
            <text:p>3.5488805626</text:p>
          </table:table-cell>
          <table:table-cell table:formula="of:=LOG([.D3])" office:value-type="float" office:value="1.8586499671592">
            <text:p>1.8586499672</text:p>
          </table:table-cell>
          <table:table-cell table:formula="of:=LOG([.E3])" office:value-type="float" office:value="1.23481784489476">
            <text:p>1.2348178449</text:p>
          </table:table-cell>
          <table:table-cell/>
          <table:table-cell table:number-matrix-columns-spanned="2" table:number-matrix-rows-spanned="5" table:formula="of:=LINEST([.H2:.H9] ;[.G2:.G9]; 1; 1)" office:value-type="float" office:value="3.38722180988114">
            <text:p>3.3872218099</text:p>
          </table:table-cell>
          <table:table-cell office:value-type="float" office:value="-10.1839366888627">
            <text:p>-10.1839366889</text:p>
          </table:table-cell>
          <table:table-cell/>
          <table:table-cell table:number-matrix-columns-spanned="2" table:number-matrix-rows-spanned="5" table:formula="of:=LINEST([.I2:.I9] ;[.G2:.G9]; 1; 1)" office:value-type="float" office:value="2.87477108387469">
            <text:p>2.8747710839</text:p>
          </table:table-cell>
          <table:table-cell office:value-type="float" office:value="-8.99852204634904">
            <text:p>-8.9985220463</text:p>
          </table:table-cell>
        </table:table-row>
        <table:table-row table:style-name="ro2">
          <table:table-cell office:value-type="string">
            <text:p>PDB_00796</text:p>
          </table:table-cell>
          <table:table-cell/>
          <table:table-cell office:value-type="float" office:value="3009">
            <text:p>3009</text:p>
          </table:table-cell>
          <table:table-cell table:style-name="ce1" office:value-type="float" office:value="41.375">
            <text:p>41.37500</text:p>
          </table:table-cell>
          <table:table-cell table:style-name="ce1" office:value-type="float" office:value="9.35938">
            <text:p>9.35938</text:p>
          </table:table-cell>
          <table:table-cell table:formula="of:=[.D4]/[.E4]" office:value-type="float" office:value="4.42069880697226">
            <text:p>4.420698807</text:p>
          </table:table-cell>
          <table:table-cell table:formula="of:=LOG([.C4])" office:value-type="float" office:value="3.47842218774008">
            <text:p>3.4784221877</text:p>
          </table:table-cell>
          <table:table-cell table:formula="of:=LOG([.D4])" office:value-type="float" office:value="1.61673800678378">
            <text:p>1.6167380068</text:p>
          </table:table-cell>
          <table:table-cell table:formula="of:=LOG([.E4])" office:value-type="float" office:value="0.97124708041577">
            <text:p>0.9712470804</text:p>
          </table:table-cell>
          <table:table-cell/>
          <table:table-cell office:value-type="float" office:value="0.0473348307653153">
            <text:p>0.0473348308</text:p>
          </table:table-cell>
          <table:table-cell office:value-type="float" office:value="0.155946111876699">
            <text:p>0.1559461119</text:p>
          </table:table-cell>
          <table:table-cell/>
          <table:table-cell office:value-type="float" office:value="0.0670947535030547">
            <text:p>0.0670947535</text:p>
          </table:table-cell>
          <table:table-cell office:value-type="float" office:value="0.221045808487263">
            <text:p>0.2210458085</text:p>
          </table:table-cell>
        </table:table-row>
        <table:table-row table:style-name="ro2">
          <table:table-cell office:value-type="string">
            <text:p>CRW_00522</text:p>
          </table:table-cell>
          <table:table-cell/>
          <table:table-cell office:value-type="float" office:value="2700">
            <text:p>2700</text:p>
          </table:table-cell>
          <table:table-cell table:style-name="ce1" office:value-type="float" office:value="27.48438">
            <text:p>27.48438</text:p>
          </table:table-cell>
          <table:table-cell table:style-name="ce1" office:value-type="float" office:value="6.76562">
            <text:p>6.76562</text:p>
          </table:table-cell>
          <table:table-cell table:formula="of:=[.D5]/[.E5]" office:value-type="float" office:value="4.0623593994342">
            <text:p>4.0623593994</text:p>
          </table:table-cell>
          <table:table-cell table:formula="of:=LOG([.C5])" office:value-type="float" office:value="3.43136376415899">
            <text:p>3.4313637642</text:p>
          </table:table-cell>
          <table:table-cell table:formula="of:=LOG([.D5])" office:value-type="float" office:value="1.43908594448109">
            <text:p>1.4390859445</text:p>
          </table:table-cell>
          <table:table-cell table:formula="of:=LOG([.E5])" office:value-type="float" office:value="0.830307601412699">
            <text:p>0.8303076014</text:p>
          </table:table-cell>
          <table:table-cell/>
          <table:table-cell office:value-type="float" office:value="0.998829646500607">
            <text:p>0.9988296465</text:p>
          </table:table-cell>
          <table:table-cell office:value-type="float" office:value="0.0401281131199024">
            <text:p>0.0401281131</text:p>
          </table:table-cell>
          <table:table-cell/>
          <table:table-cell office:value-type="float" office:value="0.996742347554175">
            <text:p>0.9967423476</text:p>
          </table:table-cell>
          <table:table-cell office:value-type="float" office:value="0.0568795919366717">
            <text:p>0.0568795919</text:p>
          </table:table-cell>
        </table:table-row>
        <table:table-row table:style-name="ro2">
          <table:table-cell office:value-type="string">
            <text:p>CRW_00330</text:p>
          </table:table-cell>
          <table:table-cell/>
          <table:table-cell office:value-type="float" office:value="1995">
            <text:p>1995</text:p>
          </table:table-cell>
          <table:table-cell table:style-name="ce1" office:value-type="float" office:value="9.46875">
            <text:p>9.46875</text:p>
          </table:table-cell>
          <table:table-cell table:style-name="ce1" office:value-type="float" office:value="3.3125">
            <text:p>3.31250</text:p>
          </table:table-cell>
          <table:table-cell table:formula="of:=[.D6]/[.E6]" office:value-type="float" office:value="2.85849056603774">
            <text:p>2.858490566</text:p>
          </table:table-cell>
          <table:table-cell table:formula="of:=LOG([.C6])" office:value-type="float" office:value="3.29994290002277">
            <text:p>3.2999429</text:p>
          </table:table-cell>
          <table:table-cell table:formula="of:=LOG([.D6])" office:value-type="float" office:value="0.976292650182399">
            <text:p>0.9762926502</text:p>
          </table:table-cell>
          <table:table-cell table:formula="of:=LOG([.E6])" office:value-type="float" office:value="0.520155886944864">
            <text:p>0.5201558869</text:p>
          </table:table-cell>
          <table:table-cell/>
          <table:table-cell office:value-type="float" office:value="5120.65617961816">
            <text:p>5120.6561796182</text:p>
          </table:table-cell>
          <table:table-cell office:value-type="float" office:value="6">
            <text:p>6</text:p>
          </table:table-cell>
          <table:table-cell/>
          <table:table-cell office:value-type="float" office:value="1835.81710596236">
            <text:p>1835.817105962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RW_00253</text:p>
          </table:table-cell>
          <table:table-cell/>
          <table:table-cell office:value-type="float" office:value="1522">
            <text:p>1522</text:p>
          </table:table-cell>
          <table:table-cell table:style-name="ce1" office:value-type="float" office:value="3.42188">
            <text:p>3.42188</text:p>
          </table:table-cell>
          <table:table-cell table:style-name="ce1" office:value-type="float" office:value="1.34375">
            <text:p>1.34375</text:p>
          </table:table-cell>
          <table:table-cell table:formula="of:=[.D7]/[.E7]" office:value-type="float" office:value="2.54651534883721">
            <text:p>2.5465153488</text:p>
          </table:table-cell>
          <table:table-cell table:formula="of:=LOG([.C7])" office:value-type="float" office:value="3.18241465243455">
            <text:p>3.1824146524</text:p>
          </table:table-cell>
          <table:table-cell table:formula="of:=LOG([.D7])" office:value-type="float" office:value="0.534264775441312">
            <text:p>0.5342647754</text:p>
          </table:table-cell>
          <table:table-cell table:formula="of:=LOG([.E7])" office:value-type="float" office:value="0.128318477259681">
            <text:p>0.1283184773</text:p>
          </table:table-cell>
          <table:table-cell/>
          <table:table-cell office:value-type="float" office:value="8.2456157917024">
            <text:p>8.2456157917</text:p>
          </table:table-cell>
          <table:table-cell office:value-type="float" office:value="0.00966159277538208">
            <text:p>0.0096615928</text:p>
          </table:table-cell>
          <table:table-cell/>
          <table:table-cell office:value-type="float" office:value="5.93939701434648">
            <text:p>5.9393970143</text:p>
          </table:table-cell>
          <table:table-cell office:value-type="float" office:value="0.0194117278732937">
            <text:p>0.0194117279</text:p>
          </table:table-cell>
        </table:table-row>
        <table:table-row table:style-name="ro2">
          <table:table-cell office:value-type="string">
            <text:p>CRW_00432</text:p>
          </table:table-cell>
          <table:table-cell/>
          <table:table-cell office:value-type="float" office:value="950">
            <text:p>950</text:p>
          </table:table-cell>
          <table:table-cell table:style-name="ce1" office:value-type="float" office:value="0.73438">
            <text:p>0.73438</text:p>
          </table:table-cell>
          <table:table-cell table:style-name="ce1" office:value-type="float" office:value="0.29688">
            <text:p>0.29688</text:p>
          </table:table-cell>
          <table:table-cell table:formula="of:=[.D8]/[.E8]" office:value-type="float" office:value="2.47365939099973">
            <text:p>2.473659391</text:p>
          </table:table-cell>
          <table:table-cell table:formula="of:=LOG([.C8])" office:value-type="float" office:value="2.97772360528885">
            <text:p>2.9777236053</text:p>
          </table:table-cell>
          <table:table-cell table:formula="of:=LOG([.D8])" office:value-type="float" office:value="-0.134079159159635">
            <text:p>-0.1340791592</text:p>
          </table:table-cell>
          <table:table-cell table:formula="of:=LOG([.E8])" office:value-type="float" office:value="-0.527419058659273">
            <text:p>-0.5274190587</text:p>
          </table:table-cell>
          <table:table-cell table:number-columns-repeated="6"/>
        </table:table-row>
        <table:table-row table:style-name="ro2">
          <table:table-cell office:value-type="string">
            <text:p>ASE_00102</text:p>
          </table:table-cell>
          <table:table-cell/>
          <table:table-cell office:value-type="float" office:value="486">
            <text:p>486</text:p>
          </table:table-cell>
          <table:table-cell table:style-name="ce1" office:value-type="float" office:value="0.09375">
            <text:p>0.09375</text:p>
          </table:table-cell>
          <table:table-cell table:style-name="ce1" office:value-type="float" office:value="0.0625">
            <text:p>0.06250</text:p>
          </table:table-cell>
          <table:table-cell table:formula="of:=[.D9]/[.E9]" office:value-type="float" office:value="1.5">
            <text:p>1.5</text:p>
          </table:table-cell>
          <table:table-cell table:formula="of:=LOG([.C9])" office:value-type="float" office:value="2.68663626926229">
            <text:p>2.6866362693</text:p>
          </table:table-cell>
          <table:table-cell table:formula="of:=LOG([.D9])" office:value-type="float" office:value="-1.02802872360024">
            <text:p>-1.0280287236</text:p>
          </table:table-cell>
          <table:table-cell table:formula="of:=LOG([.E9])" office:value-type="float" office:value="-1.20411998265592">
            <text:p>-1.2041199827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0"/>
          <table:table-cell>
            <draw:frame table:end-cell-address="Sheet1.R33" table:end-x="1.645cm" table:end-y="0.213cm" draw:z-index="1" draw:style-name="gr1" draw:text-style-name="P1" svg:width="16.364cm" svg:height="9.91cm" svg:x="1.088cm" svg:y="0.239cm">
              <draw:object draw:notify-on-update-of-ranges="Sheet1.C2:Sheet1.C9 Sheet1.D1:Sheet1.D1 Sheet1.D2:Sheet1.D9 Sheet1.C2:Sheet1.C9 Sheet1.E1:Sheet1.E1 Sheet1.E2:Sheet1.E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>
            <draw:frame table:end-cell-address="Sheet1.H33" table:end-x="0.194cm" table:end-y="0.161cm" draw:z-index="0" draw:style-name="gr2" draw:text-style-name="P1" svg:width="15.999cm" svg:height="8.999cm" svg:x="0.001cm" svg:y="0.195cm">
              <draw:object draw:notify-on-update-of-ranges="Sheet1.C2:Sheet1.C9 Sheet1.F2:Sheet1.F9" xlink:href="./Object 2" xlink:type="simple" xlink:show="embed" xlink:actuate="onLoad">
                <text:p text:style-name="P1">q</text:p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2" table:number-rows-repeated="8">
          <table:table-cell table:number-columns-repeated="15"/>
        </table:table-row>
        <table:table-row table:style-name="ro2">
          <table:table-cell table:number-columns-repeated="4"/>
          <table:table-cell>
            <draw:frame table:end-cell-address="Sheet1.K42" table:end-x="0.864cm" table:end-y="0.347cm" draw:z-index="3" draw:style-name="gr1" draw:text-style-name="P1" svg:width="13.353cm" svg:height="9.325cm" svg:x="1.06cm" svg:y="0.054cm">
              <draw:object draw:notify-on-update-of-ranges="Sheet1.C2:Sheet1.C9 Sheet1.F1:Sheet1.F1 Sheet1.F2:Sheet1.F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11">
          <table:table-cell table:number-columns-repeated="15"/>
        </table:table-row>
        <table:table-row table:style-name="ro2">
          <table:table-cell table:number-columns-repeated="8"/>
          <table:table-cell>
            <draw:frame table:end-cell-address="Sheet1.P59" table:end-x="0.559cm" table:end-y="0.346cm" draw:z-index="2" draw:style-name="gr1" draw:text-style-name="P1" svg:width="14.719cm" svg:height="11.317cm" svg:x="1.646cm" svg:y="0.32cm">
              <draw:object draw:notify-on-update-of-ranges="Sheet1.G2:Sheet1.G9 Sheet1.H1:Sheet1.H1 Sheet1.H2:Sheet1.H9 Sheet1.G2:Sheet1.G9 Sheet1.I1:Sheet1.I1 Sheet1.I2:Sheet1.I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2017-04-05</text:date>, <text:time>22:2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8:19:34.54</meta:creation-date>
    <dc:date>2017-04-05T22:25:40.37</dc:date>
    <meta:editing-duration>PT8H38M19S</meta:editing-duration>
    <meta:editing-cycles>9</meta:editing-cycles>
    <meta:generator>OpenOffice/4.1.3$Win32 OpenOffice.org_project/413m1$Build-9783</meta:generator>
    <meta:document-statistic meta:table-count="3" meta:cell-count="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65cm" svg:height="9.911cm" xlink:href=".." xlink:type="simple" chart:class="chart:scatter" chart:style-name="ch1">
        <chart:legend svg:x="6.791cm" svg:y="0.09cm" style:legend-expansion="custom" chartooo:width="3.595cm" chartooo:height="1.851cm" style:legend-expansion-aspect-ratio="1.94219340896813" chart:style-name="ch2"/>
        <chart:plot-area chart:style-name="ch3" table:cell-range-address="Sheet1.C2:Sheet1.E9 Sheet1.D1:Sheet1.E1" chart:data-source-has-labels="row" svg:x="1.2cm" svg:y="1.696cm" svg:width="14.95cm" svg:height="7.039cm">
          <chartooo:coordinate-region svg:x="2.007cm" svg:y="1.908cm" svg:width="13.771cm" svg:height="6.154cm"/>
          <chart:axis chart:dimension="x" chart:name="primary-x" chart:style-name="ch4">
            <chart:title svg:x="7.335cm" svg:y="8.934cm" chart:style-name="ch5">
              <text:p>Sequence Length</text:p>
            </chart:title>
          </chart:axis>
          <chart:axis chart:dimension="y" chart:name="primary-y" chart:style-name="ch6">
            <chart:title svg:x="0.228cm" svg:y="6.367cm" chart:style-name="ch7">
              <text:p>Run Time (s)</text:p>
            </chart:title>
            <chart:grid chart:style-name="ch8" chart:class="major"/>
          </chart:axis>
          <chart:series chart:style-name="ch9" chart:values-cell-range-address="Sheet1.D2:Sheet1.D9" chart:label-cell-address="Sheet1.D1:Sheet1.D1" chart:class="chart:scatter">
            <chart:domain table:cell-range-address="Sheet1.C2:Sheet1.C9"/>
            <chart:data-point chart:repeated="8"/>
          </chart:series>
          <chart:series chart:style-name="ch10" chart:values-cell-range-address="Sheet1.E2:Sheet1.E9" chart:label-cell-address="Sheet1.E1:Sheet1.E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ussinov</text:p>
                <draw:g>
                  <svg:desc>Sheet1.D1:Sheet1.D1</svg:desc>
                </draw:g>
              </table:table-cell>
              <table:table-cell office:value-type="string">
                <text:p>Two-Vecto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1">
                <text:p>4381</text:p>
                <draw:g>
                  <svg:desc>Sheet1.C2:Sheet1.C9</svg:desc>
                </draw:g>
              </table:table-cell>
              <table:table-cell office:value-type="float" office:value="147.85938">
                <text:p>147.85938</text:p>
                <draw:g>
                  <svg:desc>Sheet1.D2:Sheet1.D9</svg:desc>
                </draw:g>
              </table:table-cell>
              <table:table-cell office:value-type="float" office:value="32.54688">
                <text:p>32.54688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9">
                <text:p>3539</text:p>
              </table:table-cell>
              <table:table-cell office:value-type="float" office:value="72.21875">
                <text:p>72.21875</text:p>
              </table:table-cell>
              <table:table-cell office:value-type="float" office:value="17.17188">
                <text:p>17.17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9">
                <text:p>3009</text:p>
              </table:table-cell>
              <table:table-cell office:value-type="float" office:value="41.375">
                <text:p>41.375</text:p>
              </table:table-cell>
              <table:table-cell office:value-type="float" office:value="9.35938">
                <text:p>9.35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0">
                <text:p>2700</text:p>
              </table:table-cell>
              <table:table-cell office:value-type="float" office:value="27.48438">
                <text:p>27.48438</text:p>
              </table:table-cell>
              <table:table-cell office:value-type="float" office:value="6.76562">
                <text:p>6.76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5">
                <text:p>1995</text:p>
              </table:table-cell>
              <table:table-cell office:value-type="float" office:value="9.46875">
                <text:p>9.46875</text:p>
              </table:table-cell>
              <table:table-cell office:value-type="float" office:value="3.3125">
                <text:p>3.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2">
                <text:p>1522</text:p>
              </table:table-cell>
              <table:table-cell office:value-type="float" office:value="3.42188">
                <text:p>3.42188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">
                <text:p>950</text:p>
              </table:table-cell>
              <table:table-cell office:value-type="float" office:value="0.73438">
                <text:p>0.73438</text:p>
              </table:table-cell>
              <table:table-cell office:value-type="float" office:value="0.29688">
                <text:p>0.29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">
                <text:p>486</text:p>
              </table:table-cell>
              <table:table-cell office:value-type="float" office:value="0.09375">
                <text:p>0.09375</text:p>
              </table:table-cell>
              <table:table-cell office:value-type="float" office:value="0.0625">
                <text:p>0.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2:Sheet1.C9 Sheet1.F2:Sheet1.F9" svg:x="1.358cm" svg:y="0.855cm" svg:width="14.002cm" svg:height="6.957cm">
          <chartooo:coordinate-region svg:x="2.085cm" svg:y="1.067cm" svg:width="12.903cm" svg:height="6.072cm"/>
          <chart:axis chart:dimension="x" chart:name="primary-x" chart:style-name="ch3">
            <chart:title svg:x="6.979cm" svg:y="7.993cm" chart:style-name="ch4">
              <text:p>Sequence  Length</text:p>
            </chart:title>
          </chart:axis>
          <chart:axis chart:dimension="y" chart:name="primary-y" chart:style-name="ch3">
            <chart:title svg:x="0.451cm" svg:y="5.634cm" chart:style-name="ch5">
              <text:p>Speed-up  Factor</text:p>
            </chart:title>
            <chart:grid chart:style-name="ch6" chart:class="major"/>
          </chart:axis>
          <chart:series chart:style-name="ch7" chart:values-cell-range-address="Sheet1.F2:Sheet1.F9" chart:class="chart:scatter">
            <chart:domain table:cell-range-address="Sheet1.C2:Sheet1.C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1">
                <text:p>4381</text:p>
                <draw:g>
                  <svg:desc>Sheet1.C2:Sheet1.C9</svg:desc>
                </draw:g>
              </table:table-cell>
              <table:table-cell office:value-type="float" office:value="4.54296633041324">
                <text:p>4.5429663304132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9">
                <text:p>3539</text:p>
              </table:table-cell>
              <table:table-cell office:value-type="float" office:value="4.20564026769346">
                <text:p>4.2056402676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9">
                <text:p>3009</text:p>
              </table:table-cell>
              <table:table-cell office:value-type="float" office:value="4.42069880697226">
                <text:p>4.42069880697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0">
                <text:p>2700</text:p>
              </table:table-cell>
              <table:table-cell office:value-type="float" office:value="4.0623593994342">
                <text:p>4.0623593994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5">
                <text:p>1995</text:p>
              </table:table-cell>
              <table:table-cell office:value-type="float" office:value="2.85849056603774">
                <text:p>2.8584905660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2">
                <text:p>1522</text:p>
              </table:table-cell>
              <table:table-cell office:value-type="float" office:value="2.54651534883721">
                <text:p>2.54651534883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">
                <text:p>950</text:p>
              </table:table-cell>
              <table:table-cell office:value-type="float" office:value="2.47365939099973">
                <text:p>2.47365939099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">
                <text:p>486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2cm" svg:height="11.318cm" xlink:href=".." xlink:type="simple" chart:class="chart:scatter" chart:style-name="ch1">
        <chart:legend svg:x="5.528cm" svg:y="0.425cm" style:legend-expansion="custom" chartooo:width="3.995cm" chartooo:height="1.148cm" style:legend-expansion-aspect-ratio="3.47996515679442" chart:style-name="ch2"/>
        <chart:plot-area chart:style-name="ch3" table:cell-range-address="Sheet1.G2:Sheet1.I9 Sheet1.H1:Sheet1.I1" chart:data-source-has-labels="row" svg:x="1.488cm" svg:y="1.818cm" svg:width="12.843cm" svg:height="8.263cm">
          <chartooo:coordinate-region svg:x="2.321cm" svg:y="2.03cm" svg:width="11.77cm" svg:height="7.839cm"/>
          <chart:axis chart:dimension="x" chart:name="primary-x" chart:style-name="ch4">
            <chart:title svg:x="6.198cm" svg:y="10.308cm" chart:style-name="ch5">
              <text:p>log (Sequence Length)</text:p>
            </chart:title>
          </chart:axis>
          <chart:axis chart:dimension="y" chart:name="primary-y" chart:style-name="ch4">
            <chart:title svg:x="0.607cm" svg:y="7.263cm" chart:style-name="ch6">
              <text:p>log (Run Time /s)</text:p>
            </chart:title>
            <chart:grid chart:style-name="ch7" chart:class="major"/>
          </chart:axis>
          <chart:series chart:style-name="ch8" chart:values-cell-range-address="Sheet1.H2:Sheet1.H9" chart:label-cell-address="Sheet1.H1:Sheet1.H1" chart:class="chart:scatter">
            <chart:domain table:cell-range-address="Sheet1.G2:Sheet1.G9"/>
            <chart:data-point chart:repeated="8"/>
          </chart:series>
          <chart:series chart:style-name="ch9" chart:values-cell-range-address="Sheet1.I2:Sheet1.I9" chart:label-cell-address="Sheet1.I1:Sheet1.I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Nussinov</text:p>
                <draw:g>
                  <svg:desc>Sheet1.H1:Sheet1.H1</svg:desc>
                </draw:g>
              </table:table-cell>
              <table:table-cell office:value-type="string">
                <text:p>Two-Vector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4157325317817">
                <text:p>3.64157325317817</text:p>
                <draw:g>
                  <svg:desc>Sheet1.G2:Sheet1.G9</svg:desc>
                </draw:g>
              </table:table-cell>
              <table:table-cell office:value-type="float" office:value="2.1698488807933">
                <text:p>2.1698488807933</text:p>
                <draw:g>
                  <svg:desc>Sheet1.H2:Sheet1.H9</svg:desc>
                </draw:g>
              </table:table-cell>
              <table:table-cell office:value-type="float" office:value="1.51250936268216">
                <text:p>1.51250936268216</text:p>
                <draw:g>
                  <svg:desc>Sheet1.I2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4888056263751">
                <text:p>3.54888056263751</text:p>
              </table:table-cell>
              <table:table-cell office:value-type="float" office:value="1.8586499671592">
                <text:p>1.8586499671592</text:p>
              </table:table-cell>
              <table:table-cell office:value-type="float" office:value="1.23481784489476">
                <text:p>1.23481784489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7842218774008">
                <text:p>3.47842218774008</text:p>
              </table:table-cell>
              <table:table-cell office:value-type="float" office:value="1.61673800678378">
                <text:p>1.61673800678378</text:p>
              </table:table-cell>
              <table:table-cell office:value-type="float" office:value="0.97124708041577">
                <text:p>0.97124708041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1.43908594448109">
                <text:p>1.43908594448109</text:p>
              </table:table-cell>
              <table:table-cell office:value-type="float" office:value="0.830307601412699">
                <text:p>0.830307601412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9994290002277">
                <text:p>3.29994290002277</text:p>
              </table:table-cell>
              <table:table-cell office:value-type="float" office:value="0.976292650182399">
                <text:p>0.976292650182399</text:p>
              </table:table-cell>
              <table:table-cell office:value-type="float" office:value="0.520155886944864">
                <text:p>0.520155886944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8241465243455">
                <text:p>3.18241465243455</text:p>
              </table:table-cell>
              <table:table-cell office:value-type="float" office:value="0.534264775441312">
                <text:p>0.534264775441312</text:p>
              </table:table-cell>
              <table:table-cell office:value-type="float" office:value="0.128318477259681">
                <text:p>0.128318477259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7772360528885">
                <text:p>2.97772360528885</text:p>
              </table:table-cell>
              <table:table-cell office:value-type="float" office:value="-0.134079159159635">
                <text:p>-0.134079159159635</text:p>
              </table:table-cell>
              <table:table-cell office:value-type="float" office:value="-0.527419058659273">
                <text:p>-0.527419058659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8663626926229">
                <text:p>2.68663626926229</text:p>
              </table:table-cell>
              <table:table-cell office:value-type="float" office:value="-1.02802872360024">
                <text:p>-1.02802872360024</text:p>
              </table:table-cell>
              <table:table-cell office:value-type="float" office:value="-1.20411998265592">
                <text:p>-1.20411998265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54cm" svg:height="9.326cm" xlink:href=".." xlink:type="simple" chart:class="chart:scatter" chart:style-name="ch1">
        <chart:plot-area chart:style-name="ch2" table:cell-range-address="Sheet1.C2:Sheet1.C9 Sheet1.F1:Sheet1.F9" chart:data-source-has-labels="row" svg:x="1.305cm" svg:y="0.879cm" svg:width="11.515cm" svg:height="7.253cm">
          <chartooo:coordinate-region svg:x="2.032cm" svg:y="1.092cm" svg:width="10.416cm" svg:height="6.367cm"/>
          <chart:axis chart:dimension="x" chart:name="primary-x" chart:style-name="ch3">
            <chart:title svg:x="5.391cm" svg:y="8.319cm" chart:style-name="ch4">
              <text:p>Sequence Length (bp)</text:p>
            </chart:title>
          </chart:axis>
          <chart:axis chart:dimension="y" chart:name="primary-y" chart:style-name="ch5">
            <chart:title svg:x="0.451cm" svg:y="5.766cm" chart:style-name="ch6">
              <text:p>Speed-up Factor</text:p>
            </chart:title>
            <chart:grid chart:style-name="ch7" chart:class="major"/>
          </chart:axis>
          <chart:series chart:style-name="ch8" chart:values-cell-range-address="Sheet1.F2:Sheet1.F9" chart:label-cell-address="Sheet1.F1:Sheet1.F1" chart:class="chart:scatter">
            <chart:domain table:cell-range-address="Sheet1.C2:Sheet1.C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eed-up Facto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1">
                <text:p>4381</text:p>
                <draw:g>
                  <svg:desc>Sheet1.C2:Sheet1.C9</svg:desc>
                </draw:g>
              </table:table-cell>
              <table:table-cell office:value-type="float" office:value="4.54296633041324">
                <text:p>4.5429663304132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9">
                <text:p>3539</text:p>
              </table:table-cell>
              <table:table-cell office:value-type="float" office:value="4.20564026769346">
                <text:p>4.2056402676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9">
                <text:p>3009</text:p>
              </table:table-cell>
              <table:table-cell office:value-type="float" office:value="4.42069880697226">
                <text:p>4.42069880697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0">
                <text:p>2700</text:p>
              </table:table-cell>
              <table:table-cell office:value-type="float" office:value="4.0623593994342">
                <text:p>4.0623593994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5">
                <text:p>1995</text:p>
              </table:table-cell>
              <table:table-cell office:value-type="float" office:value="2.85849056603774">
                <text:p>2.8584905660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2">
                <text:p>1522</text:p>
              </table:table-cell>
              <table:table-cell office:value-type="float" office:value="2.54651534883721">
                <text:p>2.54651534883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">
                <text:p>950</text:p>
              </table:table-cell>
              <table:table-cell office:value-type="float" office:value="2.47365939099973">
                <text:p>2.47365939099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">
                <text:p>486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